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0000000101B5106C7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2">
      <style:text-properties fo:font-weight="bold" style:font-weight-asian="bold" style:font-weight-complex="bold"/>
    </style:style>
    <style:style style:name="P5" style:family="paragraph" style:parent-style-name="Standard" style:list-style-name="L3">
      <style:text-properties fo:font-weight="bold" style:font-weight-asian="bold" style:font-weight-complex="bold"/>
    </style:style>
    <style:style style:name="P6" style:family="paragraph" style:parent-style-name="Standard" style:list-style-name="L4">
      <style:text-properties fo:font-weight="bold" style:font-weight-asian="bold" style:font-weight-complex="bold"/>
    </style:style>
    <style:style style:name="P7" style:family="paragraph" style:parent-style-name="Standard" style:list-style-name="L5">
      <style:text-properties fo:font-weight="bold" style:font-weight-asian="bold" style:font-weight-complex="bold"/>
    </style:style>
    <style:style style:name="P8" style:family="paragraph" style:parent-style-name="Standard" style:list-style-name="L2">
      <style:text-properties fo:font-weight="bold" style:font-weight-asian="bold" style:font-weight-complex="bold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style-name="Bullet_20_Symbols" style:num-suffix="." text:bullet-char="➢">
        <style:list-level-properties text:space-before="0.25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image text:level="1" xlink:href="Pictures/1000020000000010000000101B5106C7.gif" xlink:type="simple" xlink:show="embed" xlink:actuate="onLoad">
        <style:list-level-properties text:space-before="0.25in" text:min-label-width="0.25in" style:vertical-pos="middle" style:vertical-rel="line" fo:width="0.1665in" fo:height="0.1665in"/>
      </text:list-level-style-image>
      <text:list-level-style-bullet text:level="2" text:style-name="Bullet_20_Symbols" style:num-suffix="." text:bullet-char="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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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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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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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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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)" style:num-format="1">
        <style:list-level-properties text:space-before="0.5in" text:min-label-width="0.25in"/>
      </text:list-level-style-number>
      <text:list-level-style-number text:level="3" style:num-suffix=")" style:num-format="1">
        <style:list-level-properties text:space-before="0.75in" text:min-label-width="0.25in"/>
      </text:list-level-style-number>
      <text:list-level-style-number text:level="4" style:num-suffix=")" style:num-format="1">
        <style:list-level-properties text:space-before="1in" text:min-label-width="0.25in"/>
      </text:list-level-style-number>
      <text:list-level-style-number text:level="5" style:num-suffix=")" style:num-format="1">
        <style:list-level-properties text:space-before="1.25in" text:min-label-width="0.25in"/>
      </text:list-level-style-number>
      <text:list-level-style-number text:level="6" style:num-suffix=")" style:num-format="1">
        <style:list-level-properties text:space-before="1.5in" text:min-label-width="0.25in"/>
      </text:list-level-style-number>
      <text:list-level-style-number text:level="7" style:num-suffix=")" style:num-format="1">
        <style:list-level-properties text:space-before="1.75in" text:min-label-width="0.25in"/>
      </text:list-level-style-number>
      <text:list-level-style-number text:level="8" style:num-suffix=")" style:num-format="1">
        <style:list-level-properties text:space-before="2in" text:min-label-width="0.25in"/>
      </text:list-level-style-number>
      <text:list-level-style-number text:level="9" style:num-suffix=")" style:num-format="1">
        <style:list-level-properties text:space-before="2.25in" text:min-label-width="0.25in"/>
      </text:list-level-style-number>
      <text:list-level-style-number text:level="10" style:num-suffix=")" style:num-format="1">
        <style:list-level-properties text:space-before="2.5in" text:min-label-width="0.25in"/>
      </text:list-level-style-number>
    </text:list-style>
    <text:list-style style:name="L4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L5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span text:style-name="T1">Types of Testing</text:span></text:p>
      <text:p text:style-name="P1"/>
      <text:list text:style-name="L1">
        <text:list-header>
          <text:p text:style-name="P3"/>
        </text:list-header>
        <text:list-item>
          <text:p text:style-name="P3">Smoke Testing</text:p>
        </text:list-item>
        <text:list-item>
          <text:p text:style-name="P3">Functional Testing</text:p>
        </text:list-item>
        <text:list-item>
          <text:p text:style-name="P3">Regression Testing</text:p>
        </text:list-item>
        <text:list-item>
          <text:p text:style-name="P3">Installation Testing</text:p>
        </text:list-item>
        <text:list-item>
          <text:p text:style-name="P3">Performance Testing</text:p>
        </text:list-item>
        <text:list-item>
          <text:p text:style-name="P3">Command Line Testing</text:p>
        </text:list-item>
        <text:list-item>
          <text:p text:style-name="P3">Reliability Testing</text:p>
        </text:list-item>
      </text:list>
      <text:p text:style-name="P1"/>
      <text:list text:style-name="L2">
        <text:list-header>
          <text:p text:style-name="P4"/>
        </text:list-header>
        <text:list-item>
          <text:p text:style-name="P4">Smoke Testing</text:p>
        </text:list-item>
        <text:list-item>
          <text:p text:style-name="P4">Functional Testing</text:p>
        </text:list-item>
        <text:list-item>
          <text:p text:style-name="P4">Regression Testing</text:p>
        </text:list-item>
        <text:list-item>
          <text:p text:style-name="P4">Installation Testing</text:p>
        </text:list-item>
        <text:list-item>
          <text:p text:style-name="P4">Performance Testing</text:p>
        </text:list-item>
        <text:list-item>
          <text:p text:style-name="P4">Command Line Testing</text:p>
        </text:list-item>
        <text:list-item>
          <text:p text:style-name="P4">Reliability Testing</text:p>
          <text:p text:style-name="P4"/>
        </text:list-item>
      </text:list>
      <text:p text:style-name="P1"/>
      <text:list text:style-name="L3">
        <text:list-item>
          <text:p text:style-name="P5">Smoke Testing</text:p>
        </text:list-item>
        <text:list-item>
          <text:p text:style-name="P5">Functional Testing</text:p>
        </text:list-item>
        <text:list-item>
          <text:p text:style-name="P5">Regression Testing</text:p>
        </text:list-item>
        <text:list-item>
          <text:p text:style-name="P5">Installation Testing</text:p>
        </text:list-item>
        <text:list-item>
          <text:p text:style-name="P5">Performance Testing</text:p>
        </text:list-item>
        <text:list-item>
          <text:p text:style-name="P5">Command Line Testing</text:p>
        </text:list-item>
        <text:list-item>
          <text:p text:style-name="P5">Reliability Testing</text:p>
        </text:list-item>
      </text:list>
      <text:p text:style-name="P1"/>
      <text:p text:style-name="P1"/>
      <text:list text:style-name="L4">
        <text:list-item>
          <text:p text:style-name="P6">Smoke Testing</text:p>
        </text:list-item>
        <text:list-item>
          <text:p text:style-name="P6">Functional Testing</text:p>
        </text:list-item>
        <text:list-item>
          <text:p text:style-name="P6">Regression Testing</text:p>
        </text:list-item>
        <text:list-item>
          <text:p text:style-name="P6">Installation Testing</text:p>
        </text:list-item>
        <text:list-item>
          <text:p text:style-name="P6">Performance Testing</text:p>
        </text:list-item>
        <text:list-item>
          <text:p text:style-name="P6">Command Line Testing</text:p>
        </text:list-item>
        <text:list-item>
          <text:p text:style-name="P6">Reliability Testing</text:p>
        </text:list-item>
      </text:list>
      <text:p text:style-name="P1"/>
      <text:p text:style-name="P1"/>
      <text:list text:style-name="L5">
        <text:list-item>
          <text:p text:style-name="P7">Smoke Testing</text:p>
        </text:list-item>
        <text:list-item>
          <text:p text:style-name="P7">Functional Testing</text:p>
        </text:list-item>
        <text:list-item>
          <text:p text:style-name="P7">Regression Testing</text:p>
        </text:list-item>
        <text:list-item>
          <text:p text:style-name="P7">Installation Testing</text:p>
        </text:list-item>
        <text:list-item>
          <text:p text:style-name="P7">Performance Testing</text:p>
        </text:list-item>
        <text:list-item>
          <text:p text:style-name="P7">Command Line Testing</text:p>
        </text:list-item>
        <text:list-item>
          <text:p text:style-name="P7">Reliability Testing</text:p>
          <text:p text:style-name="P7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6-20T10:33:23</meta:creation-date>
    <dc:creator>ssl ssl</dc:creator>
    <dc:date>2008-12-11T12:10:01</dc:date>
    <dc:language>en-US</dc:language>
    <meta:editing-cycles>6</meta:editing-cycles>
    <meta:editing-duration>PT18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6" meta:word-count="78" meta:character-count="652"/>
  </office:meta>
</office:document-meta>
</file>